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568cm" fo:margin-left="0cm" fo:margin-right="-0.568cm" table:align="margins" style:writing-mode="lr-tb"/>
    </style:style>
    <style:style style:name="表1.A" style:family="table-column">
      <style:table-column-properties style:column-width="5.666cm" style:rel-column-width="3212*"/>
    </style:style>
    <style:style style:name="表1.B" style:family="table-column">
      <style:table-column-properties style:column-width="5.667cm" style:rel-column-width="3213*"/>
    </style:style>
    <style:style style:name="表1.C" style:family="table-column">
      <style:table-column-properties style:column-width="6.235cm" style:rel-column-width="3535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T1" style:family="text">
      <style:text-properties fo:background-color="#ccff66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 fo:background-color="#ffcc00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#ffcc00" style:language-asian="ja" style:country-asian="JP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6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color="#ff0000" fo:font-size="15pt" fo:background-color="#f4cccc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---------------------------------</text:p>
      <text:p text:style-name="P7"><text:span text:style-name="T2">res free# JVEMV6 41#7.1_1 / 41. economics / 7. topics / 1. </text:span><text:span text:style-name="T3">日銀統計</text:span><text:span text:style-name="T2"> / </text:span><text:span text:style-name="T6">20190929_144647</text:span></text:p>
      <text:p text:style-name="P3"/>
      <text:p text:style-name="P3">[do] <text:span text:style-name="T7">#_ </text:span></text:p>
      <text:list xml:id="list1513739406033870417" text:style-name="L1">
        <text:list-item>
          <text:p text:style-name="P4">REVIEW</text:p>
        </text:list-item>
        <text:list-item>
          <text:p text:style-name="P4">TASK-1<text:span text:style-name="T8">　：日銀統計</text:span></text:p>
          <text:list>
            <text:list-item>
              <text:p text:style-name="P4"><text:a xlink:type="simple" xlink:href="https://www.boj.or.jp/statistics/boj/fm/juqf/index.htm" text:style-name="Internet_20_link" text:visited-style-name="Visited_20_Internet_20_Link">https://www.boj.or.jp/statistics/boj/fm/juqf/index.htm</text:a></text:p>
              <text:list>
                <text:list-item>
                  <text:p text:style-name="P4"><text:span text:style-name="T8">「」</text:span></text:p>
                </text:list-item>
                <text:list-item>
                  <text:p text:style-name="P4"><text:span text:style-name="T8">　=&gt;　</text:span>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3">日銀当座預金増減要因と金融調節（2019年8月実績）</text:p>
          </table:table-cell>
          <table:table-cell table:style-name="表1.A1" office:value-type="string">
            <text:p text:style-name="P3">4,036,194<text:tab/>- 3,924,273 = 111,921 <text:span text:style-name="T8">（億円）</text:span></text:p>
          </table:table-cell>
          <table:table-cell table:style-name="表1.C1" office:value-type="string">
            <text:p text:style-name="P3"><text:span text:style-name="T8">11兆1,921億円</text:span></text:p>
          </table:table-cell>
        </table:table-row>
        <table:table-row>
          <table:table-cell table:style-name="表1.A2" office:value-type="string">
            <text:p text:style-name="P1">銀行券月末発行高</text:p>
          </table:table-cell>
          <table:table-cell table:style-name="表1.A2" office:value-type="string">
            <text:p text:style-name="P1">1,074,353<text:tab/>- 1,047,501 = <text:s/>26,852<text:span text:style-name="T4"> </text:span><text:span text:style-name="T5">（億円）</text:span></text:p>
          </table:table-cell>
          <table:table-cell table:style-name="表1.C2" office:value-type="string">
            <text:p text:style-name="P1">2<text:span text:style-name="T8">兆6,852億円</text:span></text:p>
          </table:table-cell>
        </table:table-row>
        <table:table-row>
          <table:table-cell table:style-name="表1.A2" office:value-type="string">
            <text:p text:style-name="P1">Ｅ <text:s text:c="6"/>Ｔ <text:s text:c="6"/>Ｆ <text:s text:c="6"/>買 <text:s text:c="6"/>入 （注７）</text:p>
          </table:table-cell>
          <table:table-cell table:style-name="表1.A2" office:value-type="string">
            <text:p text:style-name="P1">271,711 – 213,041 = 58,670<text:span text:style-name="T4"> </text:span><text:span text:style-name="T5">（億円）</text:span></text:p>
          </table:table-cell>
          <table:table-cell table:style-name="表1.C2" office:value-type="string">
            <text:p text:style-name="P1">5<text:span text:style-name="T8">兆8,670億円</text:span></text:p>
          </table:table-cell>
        </table:table-row>
      </table:table>
      <text:list xml:id="list35308176" text:continue-numbering="true" text:style-name="L1">
        <text:list-item>
          <text:list>
            <text:list-item>
              <text:list>
                <text:list-item>
                  <text:p text:style-name="P4"><text:span text:style-name="T8"/></text:p>
                </text:list-item>
              </text:list>
            </text:list-item>
          </text:list>
        </text:list-item>
      </text:list>
      <text:p text:style-name="P3">[next]</text:p>
      <text:list xml:id="list2215185474036927748" text:style-name="L4">
        <text:list-item>
          <text:p text:style-name="P5">TASK : ANY</text:p>
        </text:list-item>
        <text:list-item>
          <text:p text:style-name="P5">or, ETF<text:span text:style-name="T8">関連の統計　=&gt;　見てみる</text:span></text:p>
        </text:list-item>
      </text:list>
      <text:p text:style-name="P3">[further]</text:p>
      <text:list xml:id="list3074366142958664984" text:style-name="L5">
        <text:list-item>
          <text:p text:style-name="P6"/>
        </text:list-item>
      </text:list>
      <text:p text:style-name="P2"><text:line-break/><text:span text:style-name="T1">[/ 20190929_150836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9T15:09:16.90</meta:creation-date>
    <meta:document-statistic meta:table-count="1" meta:image-count="0" meta:object-count="0" meta:page-count="1" meta:paragraph-count="22" meta:word-count="140" meta:character-count="524"/>
    <dc:date>2019-09-29T15:09:56.55</dc:date>
    <dc:creator>iwabuchi ken</dc:creator>
    <meta:editing-duration>PT39S</meta:editing-duration>
    <meta:editing-cycles>1</meta:editing-cycles>
    <meta:generator>OpenOffice/4.1.3$Win32 OpenOffice.org_project/413m1$Build-9783</meta:generator>
  </office:meta>
</office:document-meta>
</file>